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993*"/>
    </style:style>
    <style:style style:name="Table24.B" style:family="table-column">
      <style:table-column-properties style:column-width="11.049cm" style:rel-column-width="6264*"/>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035cm solid #000000" style:join-border="false"/>
      <style:text-properties style:font-name="Optima1"/>
    </style:style>
    <style:style style:name="P12" style:family="paragraph" style:parent-style-name="Table_20_Contents">
      <style:text-properties style:font-name="Monaco1" fo:font-size="9pt" style:font-size-asian="9pt" style:font-size-complex="9pt"/>
    </style:style>
    <style:style style:name="P13" style:family="paragraph" style:parent-style-name="Table_20_Contents">
      <style:paragraph-properties fo:text-align="end" style:justify-single-word="false"/>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List">
      <style:paragraph-properties fo:margin-left="2.341cm" fo:margin-right="0cm" fo:text-indent="0cm" style:auto-text-indent="false"/>
    </style:style>
    <style:style style:name="P21"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2" style:family="paragraph" style:parent-style-name="Table_20_Contents">
      <style:paragraph-properties fo:margin-left="0.37cm" fo:margin-right="0cm" fo:text-indent="0cm" style:auto-text-indent="false">
        <style:tab-stops/>
      </style:paragraph-properties>
    </style:style>
    <style:style style:name="P23" style:family="paragraph" style:parent-style-name="Standard" style:master-page-name="Index">
      <style:paragraph-properties style:page-number="auto"/>
    </style:style>
    <style:style style:name="P24" style:family="paragraph" style:parent-style-name="List" style:list-style-name="L15"/>
    <style:style style:name="P25" style:family="paragraph" style:parent-style-name="List" style:list-style-name="L1">
      <style:paragraph-properties fo:margin-left="2.341cm" fo:margin-right="0cm" fo:text-indent="0cm" style:auto-text-indent="false"/>
    </style:style>
    <style:style style:name="P26" style:family="paragraph" style:parent-style-name="List" style:list-style-name="L11">
      <style:paragraph-properties fo:margin-left="2.341cm" fo:margin-right="0cm" fo:text-indent="0cm" style:auto-text-indent="false"/>
    </style:style>
    <style:style style:name="P27" style:family="paragraph" style:parent-style-name="List" style:list-style-name="L15">
      <style:paragraph-properties fo:margin-left="2.341cm" fo:margin-right="0cm" fo:text-indent="0cm" style:auto-text-indent="false"/>
    </style:style>
    <style:style style:name="P28" style:family="paragraph" style:parent-style-name="Table_20_Contents" style:list-style-name="L2"/>
    <style:style style:name="P29" style:family="paragraph" style:parent-style-name="Table_20_Contents" style:list-style-name="L3"/>
    <style:style style:name="P30" style:family="paragraph" style:parent-style-name="Table_20_Contents" style:list-style-name="L4"/>
    <style:style style:name="P31" style:family="paragraph" style:parent-style-name="Table_20_Contents" style:list-style-name="L5"/>
    <style:style style:name="P32" style:family="paragraph" style:parent-style-name="Table_20_Contents" style:list-style-name="L6"/>
    <style:style style:name="P33" style:family="paragraph" style:parent-style-name="Table_20_Contents" style:list-style-name="L7"/>
    <style:style style:name="P34" style:family="paragraph" style:parent-style-name="Table_20_Contents" style:list-style-name="L8"/>
    <style:style style:name="P35" style:family="paragraph" style:parent-style-name="Table_20_Contents" style:list-style-name="L9"/>
    <style:style style:name="P36" style:family="paragraph" style:parent-style-name="Table_20_Contents" style:list-style-name="L10"/>
    <style:style style:name="P37" style:family="paragraph" style:parent-style-name="Table_20_Contents" style:list-style-name="L12"/>
    <style:style style:name="P38" style:family="paragraph" style:parent-style-name="Table_20_Contents" style:list-style-name="L13"/>
    <style:style style:name="P39" style:family="paragraph" style:parent-style-name="Table_20_Contents" style:list-style-name="L14"/>
    <style:style style:name="P40" style:family="paragraph" style:parent-style-name="Table_20_Contents" style:list-style-name="L16"/>
    <style:style style:name="P41" style:family="paragraph" style:parent-style-name="Table_20_Contents" style:list-style-name="L14">
      <style:text-properties fo:font-weight="normal" style:font-weight-asian="normal" style:font-weight-complex="normal"/>
    </style:style>
    <style:style style:name="P42" style:family="paragraph" style:parent-style-name="Heading_20_1" style:master-page-name="Standard">
      <style:paragraph-properties style:page-number="auto"/>
    </style:style>
    <style:style style:name="P43" style:family="paragraph" style:parent-style-name="Heading_20_1">
      <style:paragraph-properties fo:break-before="page"/>
    </style:style>
    <style:style style:name="P44" style:family="paragraph" style:parent-style-name="Heading_20_2">
      <style:paragraph-properties fo:break-before="page"/>
    </style:style>
    <style:style style:name="P45" style:family="paragraph" style:parent-style-name="Contents_20_1">
      <style:paragraph-properties>
        <style:tab-stops>
          <style:tab-stop style:position="0cm"/>
          <style:tab-stop style:position="3cm"/>
        </style:tab-stops>
      </style:paragraph-properties>
    </style:style>
    <style:style style:name="P46" style:family="paragraph" style:parent-style-name="Contents_20_2">
      <style:paragraph-properties>
        <style:tab-stops>
          <style:tab-stop style:position="0cm"/>
        </style:tab-stops>
      </style:paragraph-properties>
    </style:style>
    <style:style style:name="P47" style:family="paragraph" style:parent-style-name="Code">
      <style:paragraph-properties fo:margin-left="0cm" fo:margin-right="0cm" fo:text-indent="0cm" style:auto-text-indent="false"/>
    </style:style>
    <style:style style:name="P48" style:family="paragraph" style:parent-style-name="Heading_20_TOC" style:master-page-name="Index">
      <style:paragraph-properties style:page-number="1"/>
    </style:style>
    <style:style style:name="P49"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T7" style:family="text">
      <style:text-properties style:font-name="Optima1"/>
    </style:style>
    <style:style style:name="T8" style:family="text">
      <style:text-properties fo:font-size="10pt"/>
    </style:style>
    <style:style style:name="T9" style:family="text">
      <style:text-properties style:font-size-asian="10pt"/>
    </style:style>
    <style:style style:name="T10" style:family="text">
      <style:text-properties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aphics2" text:anchor-type="paragraph" svg:x="1.6cm" svg:y="0.94cm" svg:width="7.654cm" svg:height="4.196cm" draw:z-index="0"><draw:image xlink:href="../sogo.png" xlink:type="simple" xlink:show="embed" xlink:actuate="onLoad"/></draw:frame></text:p>
      <text:p text:style-name="P4"/>
      <text:p text:style-name="P4"/>
      <text:p text:style-name="P4"/>
      <text:p text:style-name="P4"/>
      <text:p text:style-name="P4"/>
      <text:p text:style-name="P10"/>
      <text:p text:style-name="P14">Scalable OpenGroupware.org (SOGo)<text:line-break/> – Inverse Edition 1.0.2</text:p>
      <text:p text:style-name="P11">Installation and Configuration Guide</text:p>
      <text:p text:style-name="P4"/>
      <text:p text:style-name="P23">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2 – May 2009</text:p>
      <text:p text:style-name="Standard"/>
      <text:p text:style-name="Standard"/>
      <text:p text:style-name="P8"><draw:frame draw:style-name="fr2" draw:name="graphics3" text:anchor-type="as-char" svg:y="0cm" svg:width="8.814cm" svg:height="1.882cm" draw:z-index="2"><draw:image xlink:href="../inverse.jpg" xlink:type="simple" xlink:show="embed" xlink:actuate="onLoad"/></draw:frame></text:p>
      <text:p text:style-name="P4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Chapter 1<text:tab/>About this Guide <text:s text:c="2"/><text:tab/>3</text:p>
          <text:p text:style-name="P45">Chapter 2<text:tab/>Introduction <text:s text:c="2"/><text:tab/>4</text:p>
          <text:p text:style-name="P46">Architecture <text:s text:c="2"/><text:tab/>5</text:p>
          <text:p text:style-name="P45">Chapter 3<text:tab/>System Requirements <text:s text:c="2"/><text:tab/>6</text:p>
          <text:p text:style-name="P46">Assumptions <text:s text:c="2"/><text:tab/>6</text:p>
          <text:p text:style-name="P46">Minimum Hardware Requirements <text:s text:c="2"/><text:tab/>6</text:p>
          <text:p text:style-name="P46">Operating System Requirements <text:s text:c="2"/><text:tab/>8</text:p>
          <text:p text:style-name="P45">Chapter 4<text:tab/>Installation <text:s text:c="2"/><text:tab/>9</text:p>
          <text:p text:style-name="P46">Software Downloads <text:s text:c="2"/><text:tab/>9</text:p>
          <text:p text:style-name="P46">Software Installation <text:s text:c="2"/><text:tab/>9</text:p>
          <text:p text:style-name="P45">Chapter 5<text:tab/>Configuration <text:s text:c="2"/><text:tab/>10</text:p>
          <text:p text:style-name="P46">Overview and General Preferences <text:s text:c="2"/><text:tab/>10</text:p>
          <text:p text:style-name="P46">Authentication using LDAP <text:s text:c="2"/><text:tab/>13</text:p>
          <text:p text:style-name="P46">LDAP Attributes Indexing <text:s text:c="2"/><text:tab/>15</text:p>
          <text:p text:style-name="P46">Database Configuration <text:s text:c="2"/><text:tab/>15</text:p>
          <text:p text:style-name="P46">SMTP Server Configuration <text:s text:c="2"/><text:tab/>16</text:p>
          <text:p text:style-name="P46">IMAP Server Configuration <text:s text:c="2"/><text:tab/>16</text:p>
          <text:p text:style-name="P46">Web Interface Configuration <text:s text:c="2"/><text:tab/>18</text:p>
          <text:p text:style-name="P46">SOGo Configuration Summary <text:s text:c="2"/><text:tab/>18</text:p>
          <text:p text:style-name="P46">Apache Configuration <text:s text:c="2"/><text:tab/>20</text:p>
          <text:p text:style-name="P46">Starting Services <text:s text:c="2"/><text:tab/>20</text:p>
          <text:p text:style-name="P45">Chapter 6<text:tab/>Managing User Accounts <text:s text:c="2"/><text:tab/>21</text:p>
          <text:p text:style-name="P46">Creating the SOGo Administrative Account <text:s text:c="2"/><text:tab/>21</text:p>
          <text:p text:style-name="P46">Creating a User Account <text:s text:c="2"/><text:tab/>21</text:p>
          <text:p text:style-name="P45">Chapter 7<text:tab/>Funambol <text:s text:c="2"/><text:tab/>23</text:p>
          <text:p text:style-name="P45"><text:soft-page-break/>Chapter 8<text:tab/>Using SOGo <text:s text:c="2"/><text:tab/>25</text:p>
          <text:p text:style-name="P46">SOGo Web Interface <text:s text:c="2"/><text:tab/>25</text:p>
          <text:p text:style-name="P46">Mozilla Thunderbird and Lightning <text:s text:c="2"/><text:tab/>25</text:p>
          <text:p text:style-name="P46">Funambol / Mobile Devices <text:s text:c="2"/><text:tab/>26</text:p>
          <text:p text:style-name="P46">Apple iCal 3 <text:s text:c="2"/><text:tab/>26</text:p>
          <text:p text:style-name="P45">Chapter 9<text:tab/>Additional Information <text:s text:c="2"/><text:tab/>28</text:p>
          <text:p text:style-name="P45">Chapter 10<text:tab/>Commercial Support and Contact Information <text:s text:c="2"/><text:tab/>29</text:p>
          <text:p text:style-name="P45">Chapter 11<text:tab/>GNU Free Documentation License <text:s text:c="2"/><text:tab/>30</text:p>
        </text:index-body>
      </text:table-of-content>
      <text:p text:style-name="Standard"/>
      <text:h text:style-name="P42"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1 of SOGo, and version 6.5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4"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3" text:outline-level="1">System Requirements</text:h>
      <text:h text:style-name="Heading_20_2" text:outline-level="2">Assumptions</text:h>
      <text:p text:style-name="Standard">SOGo reuses many components in an infrastructure. Thus, it requires the following <text:s/>:</text:p>
      <text:list xml:id="list1539451908" text:style-name="L1">
        <text:list-header>
          <text:p text:style-name="P25">❏<text:tab/>Database server (MySQL, PostgreSQL or Oracle)</text:p>
          <text:p text:style-name="P25">❏<text:tab/>LDAP server (OpenLDAP, Novell eDirectory, Microsoft Active Directory and others)</text:p>
          <text:p text:style-name="P25">❏<text:tab/>SMTP server (Postfix, Sendmail and others)</text:p>
          <text:p text:style-name="P25">❏<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427635546" text:style-name="L2">
              <text:list-header>
                <text:p text:style-name="P28">◾ Intel or AMD CPU 1 GHz</text:p>
                <text:p text:style-name="P28">◾ 512 MB of RAM (without Funambol, 1 GB RAM otherwise)</text:p>
                <text:p text:style-name="P28">◾ 1 GB of disk space</text:p>
              </text:list-header>
            </text:list>
            <text:p text:style-name="Table_20_Contents"/>
            <text:p text:style-name="Table_20_Contents">Production</text:p>
            <text:list xml:id="list1532735606" text:style-name="L3">
              <text:list-header>
                <text:p text:style-name="P29">◾ Intel or AMD CPU 3 GHz</text:p>
              </text:list-header>
            </text:list>
            <text:list xml:id="list1363381123" text:style-name="L4">
              <text:list-header>
                <text:p text:style-name="P30">◾ 2048 MB of RAM</text:p>
              </text:list-header>
            </text:list>
            <text:list xml:id="list482989948" text:style-name="L3">
              <text:list-header>
                <text:p text:style-name="P29">◾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438417617" text:style-name="L5">
              <text:list-header>
                <text:p text:style-name="P31">◾ Intel or AMD CPU 1.5 GHz</text:p>
              </text:list-header>
            </text:list>
            <text:list xml:id="list210892908" text:style-name="L6">
              <text:list-header>
                <text:p text:style-name="P32">◾ 1024x768 monitor resolution</text:p>
              </text:list-header>
            </text:list>
            <text:list xml:id="list871484052" text:style-name="L7">
              <text:list-header>
                <text:p text:style-name="P33">◾ 512 MB of RAM</text:p>
                <text:p text:style-name="P33">◾ 128 Kbps or higher network connection</text:p>
              </text:list-header>
            </text:list>
            <text:p text:style-name="Table_20_Contents"/>
            <text:p text:style-name="Table_20_Contents">Microsoft Windows</text:p>
            <text:list xml:id="list1579310153" text:style-name="L6">
              <text:list-header>
                <text:p text:style-name="P32">◾ Microsoft Windows XP SP2 or Vista</text:p>
              </text:list-header>
            </text:list>
            <text:p text:style-name="Table_20_Contents"/>
            <text:p text:style-name="Table_20_Contents">Apple Mac OS X</text:p>
            <text:list xml:id="list936386270" text:style-name="L8">
              <text:list-header>
                <text:p text:style-name="P34">◾ Apple Mac OS X 10.2 to 10.5</text:p>
                <text:p text:style-name="P34">◾ Apple Mac OS X 10.5 for iCal 3 support</text:p>
              </text:list-header>
            </text:list>
            <text:p text:style-name="Table_20_Contents"/>
            <text:p text:style-name="Table_20_Contents">Linux</text:p>
            <text:list xml:id="list826271520" text:style-name="L9">
              <text:list-header>
                <text:p text:style-name="P35">◾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258571984" text:style-name="L10">
              <text:list-header>
                <text:p text:style-name="P36">◾ Palm OS based devices with Synthesis SyncML Client</text:p>
                <text:p text:style-name="P36">◾ Research In Motion (RIM) BlackBerry devices with NextHaus SyncJe</text:p>
                <text:p text:style-name="P36">◾ Microsoft Windows Mobile PocketPC or SmartPhone with the Funambol client</text:p>
              </text:list-header>
            </text:list>
          </table:table-cell>
        </table:table-row>
      </table:table>
      <text:p text:style-name="Standard"/>
      <text:h text:style-name="P44" text:outline-level="2">Operating System Requirements</text:h>
      <text:p text:style-name="Standard">The following 32-bit and 64-bit operating systems are currently supported by SOGo :</text:p>
      <text:list xml:id="list1995292631" text:style-name="L11">
        <text:list-header>
          <text:p text:style-name="P26">❏<text:tab/>Red Hat Enterprise Linux 5.x Server</text:p>
          <text:p text:style-name="P26">❏<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3"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9">yum install sope49-gdl1-mysql</text:p>
      <text:p text:style-name="Standard">If you use Oracle Database (9i, 10g or 11g), proceed with the following command :</text:p>
      <text:p text:style-name="Code">yum install sope49-gdl1-oracle</text:p>
      <text:p text:style-name="P15"/>
      <text:p text:style-name="Standard">Once completed, SOGo will be fully installed on your server. You are now ready to configure it.</text:p>
      <text:h text:style-name="P4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668498158" text:style-name="L12">
              <text:list-header>
                <text:p text:style-name="P37">◾ YES – to use UTF-8 (recommended)</text:p>
                <text:p text:style-name="P37">◾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37">◾ YES – to use UTF-8 (recommended)</text:p>
                <text:p text:style-name="P37">◾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37">◾ YES – to use UTF-8 (recommended)</text:p>
                <text:p text:style-name="P37">◾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349475826" text:style-name="L13">
              <text:list-header>
                <text:p text:style-name="P38">◾ English</text:p>
                <text:p text:style-name="P38">◾ French</text:p>
                <text:p text:style-name="P38">◾ German</text:p>
                <text:p text:style-name="P38">◾ Italian</text:p>
                <text:p text:style-name="P38">◾ Spanish</text:p>
                <text:p text:style-name="P38">◾ Welsh</text:p>
              </text:list-header>
            </text:list>
          </table:table-cell>
        </table:table-row>
        <text:soft-page-break/>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email notifications to meeting participants. Possible values are :</text:p>
            <text:list xml:id="list2162313530" text:style-name="L14">
              <text:list-header>
                <text:p text:style-name="P39">◾ YES – to send notifications</text:p>
                <text:p text:style-name="P39">◾ NO – to not send notifications</text:p>
                <text:p text:style-name="P39">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1882920352" text:continue-numbering="true" text:style-name="L14">
              <text:list-header>
                <text:p text:style-name="P39">◾ Public</text:p>
                <text:p text:style-name="P39">◾ Confidential</text:p>
                <text:p text:style-name="P39">◾ Private</text:p>
                <text:p text:style-name="P39">And each string must end with one of those values:</text:p>
                <text:p text:style-name="P39">◾ Viewer</text:p>
                <text:p text:style-name="P39">◾ DandTViewer</text:p>
                <text:p text:style-name="P39">◾ Modifier</text:p>
                <text:p text:style-name="P39">◾ Responder</text:p>
                <text:p text:style-name="P39">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12"><text:span text:style-name="Code_20__28_inline_29_">SOGoSuperUsernames = (&lt;username1&gt;[, </text:span><text:soft-page-break/><text:span text:style-name="Code_20__28_inline_29_">&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shared; <text:line-break/><text:tab/>isAddressBook = YES; port=389})'</text:p>
      <text:p text:style-name="P17"/>
      <text:p text:style-name="Standard">In our example, we use a LDAP server running on the same host where SOGo is being installed.</text:p>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You can also, using the filter attribute, filter out results based on various attributes. For example, you could define the following filter :</text:p>
      <text:p text:style-name="Code"><text:s text:c="4"/>filter = "(objectClass=person AND o=Inverse)";</text:p>
      <text:p text:style-name="Code"/>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oft-page-break/><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5"/>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each dictionary of the <text:span text:style-name="T2">SOGoLDAPSources</text:span> array are :</text:p>
          </table:table-cell>
        </table:table-row>
        <table:table-row>
          <table:table-cell table:style-name="Table26.A2" office:value-type="string">
            <text:p text:style-name="P13">id</text:p>
          </table:table-cell>
          <table:table-cell table:style-name="Table26.A2" office:value-type="string">
            <text:p text:style-name="P22">the identification name of the LDAP repository</text:p>
          </table:table-cell>
        </table:table-row>
        <table:table-row>
          <table:table-cell table:style-name="Table26.A2" office:value-type="string">
            <text:p text:style-name="P13">CNFieldName</text:p>
          </table:table-cell>
          <table:table-cell table:style-name="Table26.A2" office:value-type="string">
            <text:p text:style-name="P22">the field that returns the complete name</text:p>
          </table:table-cell>
        </table:table-row>
        <table:table-row>
          <table:table-cell table:style-name="Table26.A2" office:value-type="string">
            <text:p text:style-name="P13">IDFieldName</text:p>
          </table:table-cell>
          <table:table-cell table:style-name="Table26.A2" office:value-type="string">
            <text:p text:style-name="P22">the field that starts a user DN</text:p>
          </table:table-cell>
        </table:table-row>
        <table:table-row>
          <table:table-cell table:style-name="Table26.A2" office:value-type="string">
            <text:p text:style-name="P13">UIDFieldName</text:p>
          </table:table-cell>
          <table:table-cell table:style-name="Table26.A2" office:value-type="string">
            <text:p text:style-name="P21">the field that returns the login name</text:p>
          </table:table-cell>
        </table:table-row>
        <table:table-row>
          <table:table-cell table:style-name="Table26.A2" office:value-type="string">
            <text:p text:style-name="P13">IMAPHostFieldName (optional)</text:p>
          </table:table-cell>
          <table:table-cell table:style-name="Table26.A2" office:value-type="string">
            <text:p text:style-name="P21">the field that returns the IMAP hostname for the user</text:p>
          </table:table-cell>
        </table:table-row>
        <table:table-row>
          <table:table-cell table:style-name="Table26.A2" office:value-type="string">
            <text:p text:style-name="P13">baseDN</text:p>
          </table:table-cell>
          <table:table-cell table:style-name="Table26.A2" office:value-type="string">
            <text:p text:style-name="P21">the base DN of your user entries</text:p>
          </table:table-cell>
        </table:table-row>
        <table:table-row>
          <table:table-cell table:style-name="Table26.A2" office:value-type="string">
            <text:p text:style-name="P13">filter (optional)</text:p>
          </table:table-cell>
          <table:table-cell table:style-name="Table26.A2" office:value-type="string">
            <text:p text:style-name="P21">the LDAP filter</text:p>
          </table:table-cell>
        </table:table-row>
        <table:table-row>
          <table:table-cell table:style-name="Table26.A2" office:value-type="string">
            <text:p text:style-name="P13">scope (optional)</text:p>
          </table:table-cell>
          <table:table-cell table:style-name="Table26.A2" office:value-type="string">
            <text:p text:style-name="P21">either BASE, ONE or SUB</text:p>
          </table:table-cell>
        </table:table-row>
        <table:table-row>
          <table:table-cell table:style-name="Table26.A2" office:value-type="string">
            <text:p text:style-name="P13">bindDN</text:p>
          </table:table-cell>
          <table:table-cell table:style-name="Table26.A2" office:value-type="string">
            <text:p text:style-name="P21">the DN of the login name to user for binding to your server</text:p>
          </table:table-cell>
        </table:table-row>
        <table:table-row>
          <table:table-cell table:style-name="Table26.A2" office:value-type="string">
            <text:p text:style-name="P13">bindPassword</text:p>
          </table:table-cell>
          <table:table-cell table:style-name="Table26.A2" office:value-type="string">
            <text:p text:style-name="P21">its password</text:p>
          </table:table-cell>
        </table:table-row>
        <table:table-row>
          <table:table-cell table:style-name="Table26.A2" office:value-type="string">
            <text:p text:style-name="P13">bindFields (optional)</text:p>
          </table:table-cell>
          <table:table-cell table:style-name="Table26.A2" office:value-type="string">
            <text:p text:style-name="P21">a comma-delimited list of fields to use when doing indirect binds</text:p>
          </table:table-cell>
        </table:table-row>
        <table:table-row>
          <table:table-cell table:style-name="Table26.A2" office:value-type="string">
            <text:p text:style-name="P13">hostname</text:p>
          </table:table-cell>
          <table:table-cell table:style-name="Table26.A2" office:value-type="string">
            <text:p text:style-name="P21">a space-delimited list of LDAP hostnames or LDAP URLs</text:p>
          </table:table-cell>
        </table:table-row>
        <table:table-row>
          <table:table-cell table:style-name="Table26.A2" office:value-type="string">
            <text:p text:style-name="P13">port</text:p>
          </table:table-cell>
          <table:table-cell table:style-name="Table26.A2" office:value-type="string">
            <text:p text:style-name="P21">port number of the LDAP server</text:p>
          </table:table-cell>
        </table:table-row>
        <table:table-row>
          <table:table-cell table:style-name="Table26.A2" office:value-type="string">
            <text:p text:style-name="P13">encryption (optional)</text:p>
          </table:table-cell>
          <table:table-cell table:style-name="Table26.A2" office:value-type="string">
            <text:p text:style-name="P21">either SSL or STARTTLS</text:p>
          </table:table-cell>
        </table:table-row>
        <table:table-row>
          <table:table-cell table:style-name="Table26.A2" office:value-type="string">
            <text:p text:style-name="P13">canAuthenticate</text:p>
          </table:table-cell>
          <table:table-cell table:style-name="Table26.A2" office:value-type="string">
            <text:p text:style-name="P21">If set to YES, this LDAP source is used for authentication</text:p>
          </table:table-cell>
        </table:table-row>
        <table:table-row>
          <table:table-cell table:style-name="Table26.A2" office:value-type="string">
            <text:p text:style-name="P13">isAddressBook</text:p>
          </table:table-cell>
          <table:table-cell table:style-name="Table26.A2" office:value-type="string">
            <text:p text:style-name="P21">if set to YES, this LDAP source is used as a shared address <text:soft-page-break/>book</text:p>
          </table:table-cell>
        </table:table-row>
        <table:table-row>
          <table:table-cell table:style-name="Table26.A2" office:value-type="string">
            <text:p text:style-name="P13">displayName (optional)</text:p>
          </table:table-cell>
          <table:table-cell table:style-name="Table26.A2" office:value-type="string">
            <text:p text:style-name="P21">if set as an address book, the human identification name of the LDAP repository</text:p>
          </table:table-cell>
        </table:table-row>
        <table:table-row>
          <table:table-cell table:style-name="Table26.A1" office:value-type="string">
            <text:p text:style-name="Table_20_Contents">SOGoLDAPUserManager<text:span text:style-name="T5">¬</text:span><text:span text:style-name="T5"><text:line-break/></text:span>CleanupInterval (optional)</text:p>
          </table:table-cell>
          <table:table-cell table:style-name="Table26.A1" office:value-type="string">
            <text:p text:style-name="Table_20_Contents">Parameter used to defined the cleanup interval of the cached parameters related to LDAP users. Defaults to 0 when unset.</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2027621022" text:style-name="L15">
        <text:list-header>
          <text:p text:style-name="P27">❏<text:tab/>givenName</text:p>
          <text:p text:style-name="P27">❏<text:tab/>cn</text:p>
          <text:p text:style-name="P27">❏<text:tab/>mail</text:p>
          <text:p text:style-name="P27">❏<text:tab/>sn</text:p>
          <text:p text:style-name="P24"/>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tab/>–-encrypted --pwprompt sogo</text:p>
      <text:p text:style-name="Code">(specify “sogo” as password)</text:p>
      <text:p text:style-name="Code">createdb -O sogo sogo</text:p>
      <text:p text:style-name="P15"/>
      <text:p text:style-name="Standard">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soft-page-break/><text:tab/>'postgresql://sogo:sogo@localhost:5432/sogo/sogo_folder_info'</text:p>
      <text:p text:style-name="P15"/>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49">oracle://sogo:sogo@localhost:1526/sogo/sogo_folder_info</text:p>
          </table:table-cell>
        </table:table-row>
      </table:table>
      <text:p text:style-name="P5"/>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1698403004" text:style-name="L16">
              <text:list-header>
                <text:p text:style-name="P40"><text:span text:style-name="Code_20__28_inline_29_">◾ sendmail</text:span> – to use /usr/sbin/sendmail</text:p>
                <text:p text:style-name="P40"><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text:soft-page-break/>defaults write sogod SOGoOtherUsersFolderName "Other Users"</text:p>
      <text:p text:style-name="Code">defaults write sogod SOGoSharedFolderName "Shared Folders"</text:p>
      <text:p text:style-name="Code">defaults write sogod SOGoFallbackIMAP4Server localhost</text:p>
      <text:p text:style-name="P18"/>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39">◾ YES</text:p>
                <text:p text:style-name="P39">◾ NO</text:p>
                <text:p text:style-name="P41">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569290212" text:continue-numbering="true" text:style-name="L14">
              <text:list-header>
                <text:p text:style-name="P39">◾ YES</text:p>
                <text:p text:style-name="P39">◾ NO</text:p>
                <text:p text:style-name="P41">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0">Parameter used to specify which RFC the IMAP server implements with respect to ACLs. Possible values are :</text:p>
                <text:p text:style-name="P40"><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39">◾ YES</text:p>
                <text:p text:style-name="P39">◾ NO</text:p>
                <text:p text:style-name="P39">Defaults to NO when unset.</text:p>
              </text:list-header>
            </text:list>
          </table:table-cell>
        </table:table-row>
      </table:table>
      <text:p text:style-name="P4"/>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666902039" text:continue-list="list317216539" text:style-name="L16">
              <text:list-header>
                <text:p text:style-name="P40"><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When unset, defaults to <text:span text:style-name="Code_20__28_inline_29_">Calendar</text:span>.</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2"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P3">SOGoMailListViewColumnsOrder = (Invisible, Attachment, Priority, From, Subject, Unread, Dat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text:soft-page-break/>"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5"/>
      <text:p text:style-name="Standard">You can safely ignore the parameters, if any, contained in the NSGlobalDomain dictionary as those are used for all GNUstep applications. </text:p>
      <text:h text:style-name="Heading_20_2" text:outline-level="2"><text:soft-page-break/>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4"/>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slapadd -l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19"/>
      <text:p text:style-name="Standard">Download your preferred JDBC driver and move it to :</text:p>
      <text:p text:style-name="Code">/opt/Funambol/tools/tomcat/common/lib/</text:p>
      <text:p text:style-name="P19"/>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19"/>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19"/>
      <text:p text:style-name="Standard">Next, install the Funambol SOGo Connector within Funambol server by issuing the following commands :</text:p>
      <text:p text:style-name="Code"><text:soft-page-break/>cd /opt/Funambol/ds-server</text:p>
      <text:p text:style-name="Code">./bin/install-modules.sh tomcat50</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ds-server/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7">If you only use the SOGo Connector plug in, you can still easily access your data.</text:p>
      <text:p text:style-name="P7"><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0"><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43"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4"/>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09 Inverse inc.<text:tab/><text:chapter text:display="name" text:outline-level="1">GNU Free Documentation License</text:chapter><text:tab/><text:page-number text:select-page="current">3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56</meta:editing-cycles>
    <meta:editing-duration>PT08H39M06S</meta:editing-duration>
    <dc:date>2009-05-21T15:45:35</dc:date>
    <meta:document-statistic meta:table-count="8" meta:image-count="3" meta:object-count="0" meta:page-count="32" meta:paragraph-count="572" meta:word-count="4994" meta:character-count="33552"/>
    <meta:user-defined meta:name="Info 1"/>
    <meta:user-defined meta:name="Info 2"/>
    <meta:user-defined meta:name="Info 3"/>
    <meta:user-defined meta:name="Info 4"/>
  </office:meta>
</office:document-meta>
</file>